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NSimSun" svg:font-family="NSimSun" style:font-family-generic="modern" style:font-pitch="fixed"/>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OrgSubtitle">
      <style:text-properties officeooo:paragraph-rsid="00043250"/>
    </style:style>
    <style:style style:name="P5" style:family="paragraph" style:parent-style-name="OrgSubtitle">
      <style:text-properties fo:font-size="14pt" officeooo:paragraph-rsid="00043250" style:font-size-asian="14pt" style:font-size-complex="14pt"/>
    </style:style>
    <style:style style:name="P6" style:family="paragraph" style:parent-style-name="OrgSubtitle">
      <style:text-properties fo:font-size="40pt" officeooo:rsid="00043250" officeooo:paragraph-rsid="00043250" style:font-size-asian="40pt" style:font-size-complex="40pt"/>
    </style:style>
    <style:style style:name="P7" style:family="paragraph" style:parent-style-name="OrgSubtitle">
      <style:paragraph-properties fo:break-before="page"/>
    </style:style>
    <style:style style:name="P8" style:family="paragraph" style:parent-style-name="Text_20_body" style:list-style-name="OrgBulletedList"/>
    <style:style style:name="P9" style:family="paragraph" style:parent-style-name="Text_20_body" style:list-style-name="OrgBulletedList">
      <style:text-properties officeooo:paragraph-rsid="000de14a"/>
    </style:style>
    <style:style style:name="P10" style:family="paragraph" style:parent-style-name="Text_20_body" style:list-style-name="OrgNumberedList"/>
    <style:style style:name="P11" style:family="paragraph" style:parent-style-name="Text_20_body">
      <style:text-properties officeooo:paragraph-rsid="00063294"/>
    </style:style>
    <style:style style:name="P12" style:family="paragraph" style:parent-style-name="Text_20_body">
      <style:paragraph-properties fo:break-before="page"/>
    </style:style>
    <style:style style:name="P13" style:family="paragraph" style:parent-style-name="Text_20_body">
      <style:text-properties officeooo:rsid="00084437" officeooo:paragraph-rsid="00084437"/>
    </style:style>
    <style:style style:name="T1" style:family="text">
      <style:text-properties officeooo:rsid="00043250"/>
    </style:style>
    <style:style style:name="T2" style:family="text">
      <style:text-properties fo:font-size="14pt" style:font-size-asian="14pt" style:font-size-complex="14pt"/>
    </style:style>
    <style:style style:name="T3" style:family="text">
      <style:text-properties fo:font-size="14pt" officeooo:rsid="00043250" style:font-size-asian="14pt" style:font-size-complex="14pt"/>
    </style:style>
    <style:style style:name="T4" style:family="text">
      <style:text-properties officeooo:rsid="00063294"/>
    </style:style>
    <style:style style:name="T5" style:family="text">
      <style:text-properties officeooo:rsid="000ccaa2"/>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OrgSubtitle"/>
      <text:p text:style-name="OrgSubtitle"/>
      <text:p text:style-name="OrgSubtitle"/>
      <text:p text:style-name="OrgSubtitle"/>
      <text:p text:style-name="OrgSubtitle"/>
      <text:p text:style-name="OrgSubtitle"/>
      <text:p text:style-name="P6">(Out of Control)</text:p>
      <text:p text:style-name="P6">Turret Divert</text:p>
      <text:p text:style-name="P4"><text:s/></text:p>
      <text:p text:style-name="P5"><text:span text:style-name="T1">Designed by </text:span><text:initial-creator>Keith Butler</text:initial-creator></text:p>
      <text:p text:style-name="OrgSubtitle"><text:span text:style-name="T2">2022-</text:span><text:span text:style-name="T3">01-03</text:span></text:p>
      <text:p text:style-name="OrgSubtitle"/>
      <text:p text:style-name="OrgSubtitle"/>
      <text:p text:style-name="OrgSubtitle"/>
      <text:p text:style-name="OrgSubtitle"/>
      <text:p text:style-name="P7"/>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761_2145501051" text:style-name="Index_20_Link" text:visited-style-name="Index_20_Link">1. <text:s/>Game Overview<text:tab/>2</text:a></text:p>
          <text:p text:style-name="P3"><text:a xlink:type="simple" xlink:href="#__RefHeading___Toc763_2145501051" text:style-name="Index_20_Link" text:visited-style-name="Index_20_Link">1.1. <text:s/>Concept<text:tab/>2</text:a></text:p>
          <text:p text:style-name="P3"><text:a xlink:type="simple" xlink:href="#__RefHeading___Toc765_2145501051" text:style-name="Index_20_Link" text:visited-style-name="Index_20_Link">1.2. <text:s/>Genres<text:tab/>2</text:a></text:p>
          <text:p text:style-name="P3"><text:a xlink:type="simple" xlink:href="#__RefHeading___Toc767_2145501051" text:style-name="Index_20_Link" text:visited-style-name="Index_20_Link">1.3. <text:s/>Game Flow Summary<text:tab/>2</text:a></text:p>
          <text:p text:style-name="P3"><text:a xlink:type="simple" xlink:href="#__RefHeading___Toc769_2145501051" text:style-name="Index_20_Link" text:visited-style-name="Index_20_Link">1.4. <text:s/>Look and Feel<text:tab/>3</text:a></text:p>
          <text:p text:style-name="P3"><text:a xlink:type="simple" xlink:href="#__RefHeading___Toc771_2145501051" text:style-name="Index_20_Link" text:visited-style-name="Index_20_Link">1.5. <text:s/>Project Scope<text:tab/>3</text:a></text:p>
          <text:p text:style-name="P3"><text:a xlink:type="simple" xlink:href="#__RefHeading___Toc773_2145501051" text:style-name="Index_20_Link" text:visited-style-name="Index_20_Link">1.6. <text:s/>Unique Selling Point<text:tab/>3</text:a></text:p>
          <text:p text:style-name="P2"><text:a xlink:type="simple" xlink:href="#__RefHeading___Toc775_2145501051" text:style-name="Index_20_Link" text:visited-style-name="Index_20_Link">2. <text:s/>Gameplay and mechanics<text:tab/>3</text:a></text:p>
          <text:p text:style-name="P3"><text:a xlink:type="simple" xlink:href="#__RefHeading___Toc777_2145501051" text:style-name="Index_20_Link" text:visited-style-name="Index_20_Link">2.1. <text:s/>Gameplay<text:tab/>3</text:a></text:p>
          <text:p text:style-name="P3"><text:a xlink:type="simple" xlink:href="#__RefHeading___Toc779_2145501051" text:style-name="Index_20_Link" text:visited-style-name="Index_20_Link">2.2. <text:s/>Mechanics<text:tab/>3</text:a></text:p>
          <text:p text:style-name="P3"><text:a xlink:type="simple" xlink:href="#__RefHeading___Toc781_2145501051" text:style-name="Index_20_Link" text:visited-style-name="Index_20_Link">2.3. <text:s/>Screen Flow<text:tab/>4</text:a></text:p>
          <text:p text:style-name="P2"><text:a xlink:type="simple" xlink:href="#__RefHeading___Toc783_2145501051" text:style-name="Index_20_Link" text:visited-style-name="Index_20_Link">3. <text:s/>Interface<text:tab/>4</text:a></text:p>
          <text:p text:style-name="P3"><text:a xlink:type="simple" xlink:href="#__RefHeading___Toc785_2145501051" text:style-name="Index_20_Link" text:visited-style-name="Index_20_Link">3.1. <text:s/>Visual System<text:tab/>4</text:a></text:p>
          <text:p text:style-name="P3"><text:a xlink:type="simple" xlink:href="#__RefHeading___Toc787_2145501051" text:style-name="Index_20_Link" text:visited-style-name="Index_20_Link">3.2. <text:s/>Audio<text:tab/>4</text:a></text:p>
          <text:p text:style-name="P3"><text:a xlink:type="simple" xlink:href="#__RefHeading___Toc789_2145501051" text:style-name="Index_20_Link" text:visited-style-name="Index_20_Link">3.3. <text:s/>Music<text:tab/>4</text:a></text:p>
          <text:p text:style-name="P3"><text:a xlink:type="simple" xlink:href="#__RefHeading___Toc791_2145501051" text:style-name="Index_20_Link" text:visited-style-name="Index_20_Link">3.4. <text:s/>Sound Effects<text:tab/>4</text:a></text:p>
          <text:p text:style-name="P2"><text:a xlink:type="simple" xlink:href="#__RefHeading___Toc793_2145501051" text:style-name="Index_20_Link" text:visited-style-name="Index_20_Link">4. <text:s/>Artificial Intelligence<text:tab/>4</text:a></text:p>
          <text:p text:style-name="P3"><text:a xlink:type="simple" xlink:href="#__RefHeading___Toc795_2145501051" text:style-name="Index_20_Link" text:visited-style-name="Index_20_Link">4.1. <text:s/>Enemy AI<text:tab/>4</text:a></text:p>
          <text:p text:style-name="P3"><text:a xlink:type="simple" xlink:href="#__RefHeading___Toc797_2145501051" text:style-name="Index_20_Link" text:visited-style-name="Index_20_Link">4.2. <text:s/>Turret AI<text:tab/>5</text:a></text:p>
          <text:p text:style-name="P2"><text:a xlink:type="simple" xlink:href="#__RefHeading___Toc799_2145501051" text:style-name="Index_20_Link" text:visited-style-name="Index_20_Link">5. <text:s/>Technical<text:tab/>5</text:a></text:p>
          <text:p text:style-name="P3"><text:a xlink:type="simple" xlink:href="#__RefHeading___Toc801_2145501051" text:style-name="Index_20_Link" text:visited-style-name="Index_20_Link">5.1. <text:s/>Target Hardware<text:tab/>5</text:a></text:p>
          <text:p text:style-name="P3"><text:a xlink:type="simple" xlink:href="#__RefHeading___Toc803_2145501051" text:style-name="Index_20_Link" text:visited-style-name="Index_20_Link">5.2. <text:s/>Development hardware and software<text:tab/>5</text:a></text:p>
          <text:p text:style-name="P3"><text:a xlink:type="simple" xlink:href="#__RefHeading___Toc805_2145501051" text:style-name="Index_20_Link" text:visited-style-name="Index_20_Link">5.3. <text:s/>Development procedures and standards<text:tab/>5</text:a></text:p>
          <text:p text:style-name="P3"><text:a xlink:type="simple" xlink:href="#__RefHeading___Toc807_2145501051" text:style-name="Index_20_Link" text:visited-style-name="Index_20_Link">5.4. <text:s/>Scripting Language<text:tab/>5</text:a></text:p>
          <text:p text:style-name="P2"><text:a xlink:type="simple" xlink:href="#__RefHeading___Toc809_2145501051" text:style-name="Index_20_Link" text:visited-style-name="Index_20_Link">6. <text:s/>Project Management<text:tab/>5</text:a></text:p>
          <text:p text:style-name="P3"><text:a xlink:type="simple" xlink:href="#__RefHeading___Toc811_2145501051" text:style-name="Index_20_Link" text:visited-style-name="Index_20_Link">6.1. <text:s/>Version control<text:tab/>5</text:a></text:p>
          <text:p text:style-name="P2"><text:a xlink:type="simple" xlink:href="#__RefHeading___Toc813_2145501051" text:style-name="Index_20_Link" text:visited-style-name="Index_20_Link">7. <text:s/>Appendices<text:tab/>5</text:a></text:p>
          <text:p text:style-name="P3"><text:a xlink:type="simple" xlink:href="#__RefHeading___Toc815_2145501051" text:style-name="Index_20_Link" text:visited-style-name="Index_20_Link">7.1. <text:s/>Credits:<text:tab/>5</text:a></text:p>
        </text:index-body>
      </text:table-of-content>
      <text:p text:style-name="OrgSubtitle"/>
      <text:p text:style-name="P7"/>
      <text:h text:style-name="Heading_20_1" text:outline-level="1"><text:bookmark-start text:name="__RefHeading___Toc761_2145501051"/><text:bookmark-start text:name="OrgXref.org56fe062"/><text:bookmark text:name="org56fe062"/>Game Overview <text:bookmark-end text:name="__RefHeading___Toc761_2145501051"/><text:bookmark-end text:name="OrgXref.org56fe062"/></text:h>
      <text:h text:style-name="Heading_20_2" text:outline-level="2"><text:bookmark-start text:name="__RefHeading___Toc763_2145501051"/><text:bookmark-start text:name="OrgXref.org8060bfe"/><text:bookmark text:name="org8060bfe"/>Concept <text:bookmark-end text:name="__RefHeading___Toc763_2145501051"/><text:bookmark-end text:name="OrgXref.org8060bfe"/></text:h>
      <text:p text:style-name="Text_20_body">An endless wave survival where the player cannot directly control attacking the enemies and has to rely on turrets to kill the enemies. </text:p>
      <text:h text:style-name="Heading_20_2" text:outline-level="2"><text:bookmark-start text:name="__RefHeading___Toc765_2145501051"/><text:bookmark-start text:name="OrgXref.org72742ff"/><text:bookmark text:name="org72742ff"/>Genres <text:bookmark-end text:name="__RefHeading___Toc765_2145501051"/><text:bookmark-end text:name="OrgXref.org72742ff"/></text:h>
      <text:p text:style-name="Text_20_body">Top down wave survival shooter </text:p>
      <text:h text:style-name="Heading_20_2" text:outline-level="2"><text:bookmark-start text:name="__RefHeading___Toc767_2145501051"/><text:bookmark-start text:name="OrgXref.org81f3a26"/><text:bookmark text:name="org81f3a26"/>Game Flow Summary <text:bookmark-end text:name="__RefHeading___Toc767_2145501051"/><text:bookmark-end text:name="OrgXref.org81f3a26"/></text:h>
      <text:p text:style-name="Text_20_body">The player dodges and dashed through large hordes of enemies all while exploring a large flat arena. </text:p>
      <text:h text:style-name="Heading_20_2" text:outline-level="2"><text:bookmark-start text:name="__RefHeading___Toc769_2145501051"/><text:bookmark-start text:name="OrgXref.org38fc5bc"/><text:bookmark text:name="org38fc5bc"/>Look and Feel <text:bookmark-end text:name="__RefHeading___Toc769_2145501051"/><text:bookmark-end text:name="OrgXref.org38fc5bc"/></text:h>
      <text:p text:style-name="Text_20_body">Pixel art graphics. </text:p>
      <text:h text:style-name="Heading_20_2" text:outline-level="2"><text:bookmark-start text:name="__RefHeading___Toc771_2145501051"/><text:bookmark-start text:name="OrgXref.org194ab88"/><text:bookmark text:name="org194ab88"/>Project Scope <text:bookmark-end text:name="__RefHeading___Toc771_2145501051"/><text:bookmark-end text:name="OrgXref.org194ab88"/></text:h>
      <text:h text:style-name="Heading_20_3" text:outline-level="3"><text:bookmark-start text:name="OrgXref.org8809c94"/><text:bookmark text:name="org8809c94"/>1 level <text:bookmark-end text:name="OrgXref.org8809c94"/></text:h>
      <text:h text:style-name="Heading_20_3" text:outline-level="3"><text:bookmark-start text:name="OrgXref.org5c5b250"/><text:bookmark text:name="org5c5b250"/>No NPC’s <text:bookmark-end text:name="OrgXref.org5c5b250"/></text:h>
      <text:h text:style-name="Heading_20_3" text:outline-level="3"><text:bookmark-start text:name="OrgXref.org3d8d693"/><text:bookmark text:name="org3d8d693"/>One kind of turret <text:bookmark-end text:name="OrgXref.org3d8d693"/></text:h>
      <text:h text:style-name="Heading_20_3" text:outline-level="3"><text:bookmark-start text:name="OrgXref.orgdffdcaf"/><text:bookmark text:name="orgdffdcaf"/>Player has no access to weapons and is out of control of attacking any enemies. <text:bookmark-start text:name="OrgXref.orgb7a74d6"/><text:bookmark-end text:name="OrgXref.orgdffdcaf"/><text:bookmark-end text:name="OrgXref.orgb7a74d6"/></text:h>
      <text:p text:style-name="Text_20_body"/>
      <text:p text:style-name="P12"/>
      <text:h text:style-name="Heading_20_1" text:outline-level="1"><text:bookmark-start text:name="__RefHeading___Toc775_2145501051"/><text:bookmark-start text:name="OrgXref.orgc2df965"/><text:bookmark text:name="orgc2df965"/>Gameplay and mechanics <text:bookmark-end text:name="__RefHeading___Toc775_2145501051"/><text:bookmark-end text:name="OrgXref.orgc2df965"/></text:h>
      <text:h text:style-name="Heading_20_2" text:outline-level="2"><text:bookmark-start text:name="__RefHeading___Toc777_2145501051"/><text:bookmark-start text:name="OrgXref.org09afa5e"/><text:bookmark text:name="org09afa5e"/>Gameplay <text:bookmark-end text:name="__RefHeading___Toc777_2145501051"/><text:bookmark-end text:name="OrgXref.org09afa5e"/></text:h>
      <text:p text:style-name="Text_20_body">Turret Divert is an endless wave survival, where the player has to survive for as long as possible by using a limited number turrets that they can place to attack the enemies for them. </text:p>
      <text:p text:style-name="Text_20_body">The player character can be controlled by simply using a keyboard and mouse. </text:p>
      <text:p text:style-name="Text_20_body">The player don’t not have direct control over attacking the player and has to use skillfully evade and dodge enemy attacks while directing the enemies into the turrets line of fire. </text:p>
      <text:h text:style-name="Heading_20_2" text:outline-level="2"><text:bookmark-start text:name="__RefHeading___Toc779_2145501051"/><text:bookmark-start text:name="OrgXref.org844d877"/><text:bookmark text:name="org844d877"/>Mechanics <text:bookmark-end text:name="__RefHeading___Toc779_2145501051"/><text:bookmark-end text:name="OrgXref.org844d877"/></text:h>
      <text:h text:style-name="Heading_20_3" text:outline-level="3"><text:bookmark-start text:name="OrgXref.org56bd69b"/><text:bookmark text:name="org56bd69b"/>Movement <text:bookmark-end text:name="OrgXref.org56bd69b"/></text:h>
      <text:list xml:id="list613095678" text:style-name="OrgNumberedList">
        <text:list-item>
          <text:p text:style-name="P10"><text:bookmark-start text:name="OrgXref.org7ac93f4"/><text:bookmark text:name="org7ac93f4"/>General Movement <text:bookmark-end text:name="OrgXref.org7ac93f4"/></text:p>
          <text:p text:style-name="P10">WASD controls. </text:p>
        </text:list-item>
        <text:list-item>
          <text:p text:style-name="P10"><text:bookmark-start text:name="OrgXref.org628e7dd"/><text:bookmark text:name="org628e7dd"/>Dash <text:bookmark-end text:name="OrgXref.org628e7dd"/></text:p>
          <text:list text:style-name="OrgBulletedList">
            <text:list-item>
              <text:p text:style-name="P8">The players main form of movement. </text:p>
            </text:list-item>
            <text:list-item>
              <text:p text:style-name="P8">Can dash through enemies without taking damage. </text:p>
            </text:list-item>
            <text:list-item>
              <text:p text:style-name="P9">When the player dashs through a turret the turret gets reloaded. </text:p>
            </text:list-item>
            <text:list-item>
              <text:p text:style-name="P9"><text:bookmark-start text:name="OrgXref.org53eaaeb"/><text:bookmark text:name="org53eaaeb"/>Keybinding : SPACE <text:bookmark-end text:name="OrgXref.org53eaaeb"/></text:p>
            </text:list-item>
          </text:list>
        </text:list-item>
      </text:list>
      <text:h text:style-name="Heading_20_3" text:outline-level="3"><text:bookmark-start text:name="OrgXref.org262bc68"/><text:bookmark text:name="org262bc68"/>Placing the turrets <text:bookmark-end text:name="OrgXref.org262bc68"/></text:h>
      <text:p text:style-name="Text_20_body">Only a set number of turrets can be placed at any one time. Can be increased as a level up option. <text:bookmark-start text:name="OrgXref.org99956ca"/><text:bookmark text:name="org99956ca"/>Keybinding : F <text:bookmark-end text:name="OrgXref.org99956ca"/></text:p>
      <text:h text:style-name="Heading_20_2" text:outline-level="2"><text:bookmark-start text:name="__RefHeading___Toc781_2145501051"/><text:bookmark-start text:name="OrgXref.orgbef5dd9"/><text:bookmark text:name="orgbef5dd9"/>Screen Flow <text:bookmark-end text:name="__RefHeading___Toc781_2145501051"/><text:bookmark-end text:name="OrgXref.orgbef5dd9"/></text:h>
      <text:h text:style-name="Heading_20_3" text:outline-level="3"><text:bookmark-start text:name="OrgXref.org100b043"/><text:bookmark text:name="org100b043"/>Screen Flow Chart <text:bookmark-end text:name="OrgXref.org100b043"/></text:h>
      <text:p text:style-name="Text_20_body">Main Menu -&gt; Game Screen -&gt; Game Over Screen </text:p>
      <text:p text:style-name="Text_20_body"><text:tab/><text:tab/><text:tab/><text:span text:style-name="T5">|</text:span></text:p>
      <text:p text:style-name="Text_20_body"><text:tab/><text:tab/>Paused Menu </text:p>
      <text:h text:style-name="Heading_20_3" text:outline-level="3"><text:bookmark-start text:name="OrgXref.org3661e58"/><text:bookmark text:name="org3661e58"/>Screen Descriptions <text:bookmark-end text:name="OrgXref.org3661e58"/></text:h>
      <text:list xml:id="list152624742941194" text:style-name="OrgNumberedList">
        <text:list-item>
          <text:p text:style-name="P10"><text:bookmark-start text:name="OrgXref.org10f8b3c"/><text:bookmark text:name="org10f8b3c"/>Main Menu Screen <text:bookmark-end text:name="OrgXref.org10f8b3c"/></text:p>
          <text:p text:style-name="P10">Loads the player into the main game by pressing the space key. </text:p>
        </text:list-item>
        <text:list-item>
          <text:p text:style-name="P10"><text:bookmark-start text:name="OrgXref.orgcc49c6b"/><text:bookmark text:name="orgcc49c6b"/>Pause Screen <text:bookmark-end text:name="OrgXref.orgcc49c6b"/></text:p>
          <text:p text:style-name="P10">Shows the controls for the game. Can be opened at any moment my pressing the space key. </text:p>
        </text:list-item>
        <text:list-item>
          <text:p text:style-name="P10"><text:bookmark-start text:name="OrgXref.org73a7c8b"/><text:bookmark text:name="org73a7c8b"/><text:soft-page-break/>Game Over Screen <text:bookmark-end text:name="OrgXref.org73a7c8b"/></text:p>
          <text:p text:style-name="P10">Displays the stats from the game. Such as total kills, high score and player level. </text:p>
        </text:list-item>
      </text:list>
      <text:h text:style-name="Heading_20_3" text:outline-level="3"><text:bookmark-start text:name="OrgXref.org7b4d9cc"/><text:bookmark text:name="org7b4d9cc"/>Replaying and saving <text:bookmark-end text:name="OrgXref.org7b4d9cc"/></text:h>
      <text:p text:style-name="Text_20_body">The high score is carried over between games. </text:p>
      <text:h text:style-name="Heading_20_1" text:outline-level="1"><text:bookmark-start text:name="__RefHeading___Toc783_2145501051"/><text:bookmark-start text:name="OrgXref.orgcadf064"/><text:bookmark text:name="orgcadf064"/>Interface <text:bookmark-end text:name="__RefHeading___Toc783_2145501051"/><text:bookmark-end text:name="OrgXref.orgcadf064"/></text:h>
      <text:h text:style-name="Heading_20_2" text:outline-level="2"><text:bookmark-start text:name="__RefHeading___Toc785_2145501051"/><text:bookmark-start text:name="OrgXref.org4216b05"/><text:bookmark text:name="org4216b05"/>Visual System <text:bookmark-end text:name="__RefHeading___Toc785_2145501051"/><text:bookmark-end text:name="OrgXref.org4216b05"/></text:h>
      <text:h text:style-name="Heading_20_3" text:outline-level="3"><text:bookmark-start text:name="OrgXref.org1837f18"/><text:bookmark text:name="org1837f18"/>HUD <text:bookmark-end text:name="OrgXref.org1837f18"/></text:h>
      <text:p text:style-name="Text_20_body">Player health bar is displayed directly below the player sprite. </text:p>
      <text:h text:style-name="Heading_20_3" text:outline-level="3"><text:bookmark-start text:name="OrgXref.org71ddd35"/><text:bookmark text:name="org71ddd35"/>Camera <text:bookmark-end text:name="OrgXref.org71ddd35"/></text:h>
      <text:p text:style-name="P11"><text:span text:style-name="T4">The ingame game camera is centered on the player.</text:span></text:p>
      <text:h text:style-name="Heading_20_1" text:outline-level="1"><text:bookmark-start text:name="__RefHeading___Toc793_2145501051"/><text:bookmark-start text:name="OrgXref.orgb87483b"/><text:bookmark text:name="orgb87483b"/>Artificial Intelligence <text:bookmark-end text:name="__RefHeading___Toc793_2145501051"/><text:bookmark-end text:name="OrgXref.orgb87483b"/></text:h>
      <text:h text:style-name="Heading_20_2" text:outline-level="2"><text:bookmark-start text:name="__RefHeading___Toc795_2145501051"/><text:bookmark-start text:name="OrgXref.org30800e1"/><text:bookmark text:name="org30800e1"/>Enemy AI <text:bookmark-end text:name="__RefHeading___Toc795_2145501051"/><text:bookmark-end text:name="OrgXref.org30800e1"/></text:h>
      <text:p text:style-name="Text_20_body">The active opponent that chases down the player on mass and therefore requires strategic decisions making. </text:p>
      <text:h text:style-name="Heading_20_2" text:outline-level="2"><text:bookmark-start text:name="__RefHeading___Toc797_2145501051"/><text:bookmark-start text:name="OrgXref.org1be4eda"/><text:bookmark text:name="org1be4eda"/>Turret AI <text:bookmark-end text:name="__RefHeading___Toc797_2145501051"/><text:bookmark-end text:name="OrgXref.org1be4eda"/></text:h>
      <text:p text:style-name="P13">Chooses a random enemy to target can constantly shoots at them.</text:p>
      <text:h text:style-name="Heading_20_3" text:outline-level="3"><text:bookmark-start text:name="OrgXref.org6e84ce5"/><text:bookmark text:name="org6e84ce5"/>Player Collision detection <text:bookmark-end text:name="OrgXref.org6e84ce5"/></text:h>
      <text:h text:style-name="Heading_20_3" text:outline-level="3"><text:bookmark-start text:name="OrgXref.org77127b2"/><text:bookmark text:name="org77127b2"/>No Pathfinding <text:bookmark-end text:name="OrgXref.org77127b2"/></text:h>
      <text:h text:style-name="Heading_20_1" text:outline-level="1"><text:bookmark-start text:name="__RefHeading___Toc799_2145501051"/><text:bookmark-start text:name="OrgXref.org62659da"/><text:bookmark text:name="org62659da"/>Technical <text:bookmark-end text:name="__RefHeading___Toc799_2145501051"/><text:bookmark-end text:name="OrgXref.org62659da"/></text:h>
      <text:h text:style-name="Heading_20_2" text:outline-level="2"><text:bookmark-start text:name="__RefHeading___Toc807_2145501051"/><text:bookmark-start text:name="OrgXref.orgf0ea5b3"/><text:bookmark text:name="orgf0ea5b3"/>Scripting Language <text:bookmark-end text:name="__RefHeading___Toc807_2145501051"/><text:bookmark-end text:name="OrgXref.orgf0ea5b3"/></text:h>
      <text:p text:style-name="Text_20_body">C++ SFML </text:p>
      <text:h text:style-name="Heading_20_1" text:outline-level="1"><text:bookmark-start text:name="__RefHeading___Toc809_2145501051"/><text:bookmark-start text:name="OrgXref.org747f770"/><text:bookmark text:name="org747f770"/>Project Management <text:bookmark-end text:name="__RefHeading___Toc809_2145501051"/><text:bookmark-end text:name="OrgXref.org747f770"/></text:h>
      <text:h text:style-name="Heading_20_2" text:outline-level="2"><text:bookmark-start text:name="__RefHeading___Toc811_2145501051"/><text:bookmark-start text:name="OrgXref.org48b0ab4"/><text:bookmark text:name="org48b0ab4"/>Version control <text:bookmark-end text:name="__RefHeading___Toc811_2145501051"/><text:bookmark-end text:name="OrgXref.org48b0ab4"/></text:h>
      <text:p text:style-name="Text_20_body">Git/Github </text:p>
      <text:h text:style-name="Heading_20_1" text:outline-level="1"><text:bookmark-start text:name="__RefHeading___Toc813_2145501051"/><text:bookmark-start text:name="OrgXref.org52e863f"/><text:bookmark text:name="org52e863f"/><text:soft-page-break/>Appendices <text:bookmark-end text:name="__RefHeading___Toc813_2145501051"/><text:bookmark-end text:name="OrgXref.org52e863f"/></text:h>
      <text:h text:style-name="Heading_20_2" text:outline-level="2"><text:bookmark-start text:name="__RefHeading___Toc815_2145501051"/><text:bookmark-start text:name="OrgXref.org26ec2c4"/><text:bookmark text:name="org26ec2c4"/>Credits: <text:bookmark-end text:name="__RefHeading___Toc815_2145501051"/><text:bookmark-end text:name="OrgXref.org26ec2c4"/></text:h>
      <text:h text:style-name="Heading_20_3" text:outline-level="3"><text:bookmark-start text:name="OrgXref.org788354b"/><text:bookmark text:name="org788354b"/>Art/Sprites <text:bookmark-end text:name="OrgXref.org788354b"/></text:h>
      <text:p text:style-name="Text_20_body"><text:a xlink:type="simple" xlink:href="https://www.kenney.nl/assets/tiny-dungeon" text:style-name="Internet_20_link" text:visited-style-name="Visited_20_Internet_20_Link">https://www.kenney.nl/assets/tiny-dungeon</text:a> <text:bookmark-start text:name="OrgXref.org1cbc4bc"/><text:bookmark-end text:name="OrgXref.org1cbc4bc"/></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NSimSun" svg:font-family="NSimSun" style:font-family-generic="modern" style:font-pitch="fixed"/>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contextual-spacing="false"/>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OrgFootnoteQuotations" style:family="paragraph" style:parent-style-name="Footnote"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style: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OrgFixedWidthBlockLastLine" style:family="paragraph" style:parent-style-name="OrgFixedWidthBlock">
      <style:paragraph-properties fo:margin-top="0cm" fo:margin-bottom="0.21cm" style: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agraph-properties fo:margin-top="0cm" fo:margin-bottom="0.21cm" style: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style: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loext:opacity="0%"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cm" style:rel-width="100%" fo:min-height="0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loext:num-list-format="%1%.%2%.%3%.%4%. "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loext:num-list-format="%1%.%2%.%3%.%4%.%5%. "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loext:num-list-format="%1%.%2%.%3%.%4%.%5%.%6%. "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loext:num-list-format="%1%.%2%.%3%.%4%.%5%.%6%.%7%. "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loext:num-list-format="%1%.%2%.%3%.%4%.%5%.%6%.%7%.%8%. "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loext:num-list-format="%1%.%2%.%3%.%4%.%5%.%6%.%7%.%8%.%9%. "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loext:num-list-format="%1%.%2%.%3%.%4%.%5%.%6%.%7%.%8%.%9%.%10%. "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OrgNumberedList">
      <text:list-level-style-number text:level="1" loext:num-list-format="%1%." style:num-suffix="." style:num-format="1">
        <style:list-level-properties text:space-before="0.635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OrgBulletedList">
      <text:list-level-style-bullet text:level="1" text:style-name="Bullet_5f_20_5f_Symbols" loext:num-list-format="%1%." style:num-suffix="." text:bullet-char="•">
        <style:list-level-properties text:space-before="0.635cm" text:min-label-width="0.635cm"/>
        <style:text-properties style:font-name="StarSymbol"/>
      </text:list-level-style-bullet>
      <text:list-level-style-bullet text:level="2" text:style-name="Bullet_5f_20_5f_Symbols" loext:num-list-format="%2%." style:num-suffix="." text:bullet-char="•">
        <style:list-level-properties text:space-before="1.27cm" text:min-label-width="0.635cm"/>
        <style:text-properties style:font-name="StarSymbol"/>
      </text:list-level-style-bullet>
      <text:list-level-style-bullet text:level="3" text:style-name="Bullet_5f_20_5f_Symbols" loext:num-list-format="%3%." style:num-suffix="." text:bullet-char="•">
        <style:list-level-properties text:space-before="1.905cm" text:min-label-width="0.635cm"/>
        <style:text-properties style:font-name="StarSymbol"/>
      </text:list-level-style-bullet>
      <text:list-level-style-bullet text:level="4" text:style-name="Bullet_5f_20_5f_Symbols" loext:num-list-format="%4%." style:num-suffix="." text:bullet-char="•">
        <style:list-level-properties text:space-before="2.54cm" text:min-label-width="0.635cm"/>
        <style:text-properties style:font-name="StarSymbol"/>
      </text:list-level-style-bullet>
      <text:list-level-style-bullet text:level="5" text:style-name="Bullet_5f_20_5f_Symbols" loext:num-list-format="%5%." style:num-suffix="." text:bullet-char="•">
        <style:list-level-properties text:space-before="3.175cm" text:min-label-width="0.635cm"/>
        <style:text-properties style:font-name="StarSymbol"/>
      </text:list-level-style-bullet>
      <text:list-level-style-bullet text:level="6" text:style-name="Bullet_5f_20_5f_Symbols" loext:num-list-format="%6%." style:num-suffix="." text:bullet-char="•">
        <style:list-level-properties text:space-before="3.81cm" text:min-label-width="0.635cm"/>
        <style:text-properties style:font-name="StarSymbol"/>
      </text:list-level-style-bullet>
      <text:list-level-style-bullet text:level="7" text:style-name="Bullet_5f_20_5f_Symbols" loext:num-list-format="%7%." style:num-suffix="." text:bullet-char="•">
        <style:list-level-properties text:space-before="4.445cm" text:min-label-width="0.635cm"/>
        <style:text-properties style:font-name="StarSymbol"/>
      </text:list-level-style-bullet>
      <text:list-level-style-bullet text:level="8" text:style-name="Bullet_5f_20_5f_Symbols" loext:num-list-format="%8%." style:num-suffix="." text:bullet-char="•">
        <style:list-level-properties text:space-before="5.08cm" text:min-label-width="0.635cm"/>
        <style:text-properties style:font-name="StarSymbol"/>
      </text:list-level-style-bullet>
      <text:list-level-style-bullet text:level="9" text:style-name="Bullet_5f_20_5f_Symbols" loext:num-list-format="%9%." style:num-suffix="." text:bullet-char="•">
        <style:list-level-properties text:space-before="5.715cm" text:min-label-width="0.635cm"/>
        <style:text-properties style:font-name="StarSymbol"/>
      </text:list-level-style-bullet>
      <text:list-level-style-bullet text:level="10" text:style-name="Bullet_5f_20_5f_Symbols" loext:num-list-format="%10%." style:num-suffix="." text:bullet-char="•">
        <style:list-level-properties text:space-before="6.35cm" text:min-label-width="0.635cm"/>
        <style:text-properties style:font-name="StarSymbol"/>
      </text:list-level-style-bullet>
    </text:list-style>
    <text:list-style style:name="OrgDescriptionList">
      <text:list-level-style-number text:level="1" loext:num-list-format="%1%" style:num-format="">
        <style:list-level-properties text:space-before="0.635cm"/>
      </text:list-level-style-number>
      <text:list-level-style-number text:level="2" loext:num-list-format="%2%" style:num-format="">
        <style:list-level-properties text:space-before="1.27cm"/>
      </text:list-level-style-number>
      <text:list-level-style-number text:level="3" loext:num-list-format="%3%" style:num-format="">
        <style:list-level-properties text:space-before="1.905cm"/>
      </text:list-level-style-number>
      <text:list-level-style-number text:level="4" loext:num-list-format="%4%" style:num-format="">
        <style:list-level-properties text:space-before="2.54cm"/>
      </text:list-level-style-number>
      <text:list-level-style-number text:level="5" loext:num-list-format="%5%" style:num-format="">
        <style:list-level-properties text:space-before="3.175cm"/>
      </text:list-level-style-number>
      <text:list-level-style-number text:level="6" loext:num-list-format="%6%" style:num-format="">
        <style:list-level-properties text:space-before="3.81cm"/>
      </text:list-level-style-number>
      <text:list-level-style-number text:level="7" loext:num-list-format="%7%" style:num-format="">
        <style:list-level-properties text:space-before="4.445cm"/>
      </text:list-level-style-number>
      <text:list-level-style-number text:level="8" loext:num-list-format="%8%" style:num-format="">
        <style:list-level-properties text:space-before="5.08cm"/>
      </text:list-level-style-number>
      <text:list-level-style-number text:level="9" loext:num-list-format="%9%" style:num-format="">
        <style:list-level-properties text:space-before="5.715cm"/>
      </text:list-level-style-number>
      <text:list-level-style-number text:level="10" loext:num-list-format="%10%" style:num-format="">
        <style:list-level-properties text:space-before="6.35cm"/>
      </text:list-level-style-number>
    </text:list-style>
    <text:list-style style:name="OrgSrcBlockNumberedLine">
      <text:list-level-style-number text:level="1" loext:num-list-format="%1%" style:num-format="1">
        <style:list-level-properties text:space-before="0.635cm" text:min-label-width="0.635cm" text:min-label-distance="0.101cm" fo:text-align="end"/>
      </text:list-level-style-number>
      <text:list-level-style-number text:level="2" loext:num-list-format="%2%" style:num-format="1">
        <style:list-level-properties text:space-before="1.27cm" text:min-label-width="0.635cm" text:min-label-distance="0.101cm" fo:text-align="end"/>
      </text:list-level-style-number>
      <text:list-level-style-number text:level="3" loext:num-list-format="%3%" style:num-format="1">
        <style:list-level-properties text:space-before="1.905cm" text:min-label-width="0.635cm" text:min-label-distance="0.101cm" fo:text-align="end"/>
      </text:list-level-style-number>
      <text:list-level-style-number text:level="4" loext:num-list-format="%4%" style:num-format="1">
        <style:list-level-properties text:space-before="2.54cm" text:min-label-width="0.635cm" text:min-label-distance="0.101cm" fo:text-align="end"/>
      </text:list-level-style-number>
      <text:list-level-style-number text:level="5" loext:num-list-format="%5%" style:num-format="1">
        <style:list-level-properties text:space-before="3.175cm" text:min-label-width="0.635cm" text:min-label-distance="0.101cm" fo:text-align="end"/>
      </text:list-level-style-number>
      <text:list-level-style-number text:level="6" loext:num-list-format="%6%" style:num-format="1">
        <style:list-level-properties text:space-before="3.81cm" text:min-label-width="0.635cm" text:min-label-distance="0.101cm" fo:text-align="end"/>
      </text:list-level-style-number>
      <text:list-level-style-number text:level="7" loext:num-list-format="%7%" style:num-format="1">
        <style:list-level-properties text:space-before="4.445cm" text:min-label-width="0.635cm" text:min-label-distance="0.101cm" fo:text-align="end"/>
      </text:list-level-style-number>
      <text:list-level-style-number text:level="8" loext:num-list-format="%8%" style:num-format="1">
        <style:list-level-properties text:space-before="5.08cm" text:min-label-width="0.635cm" text:min-label-distance="0.101cm" fo:text-align="end"/>
      </text:list-level-style-number>
      <text:list-level-style-number text:level="9" loext:num-list-format="%9%" style:num-format="1">
        <style:list-level-properties text:space-before="5.715cm" text:min-label-width="0.635cm" text:min-label-distance="0.101cm" fo:text-align="end"/>
      </text:list-level-style-number>
      <text:list-level-style-number text:level="10" loext:num-list-format="%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MP1"><text:page-number text:select-page="current">6</text:page-number></text:p>
      </style:footer>
    </style:master-page>
    <style:master-page style:name="OrgTitlePage" style:page-layout-name="Mpm2" draw:style-name="Mdp1" style:next-style-name="OrgFrontMatterPage"/>
    <style:master-page style:name="OrgFrontMatterPage" style:page-layout-name="Mpm3" draw:style-name="Mdp1">
      <style:footer>
        <text:p text:style-name="MP1"><text:page-number text:select-page="current">0</text:page-number></text:p>
      </style:footer>
    </style:master-page>
    <style:master-page style:name="OrgFirstPage" style:page-layout-name="Mpm4" draw:style-name="Mdp2" style:next-style-name="OrgPage">
      <style:footer>
        <text:p text:style-name="MP1"><text:page-number text:select-page="current">0</text:page-number></text:p>
      </style:footer>
    </style:master-page>
    <style:master-page style:name="OrgPage" style:page-layout-name="Mpm5" draw:style-name="Mdp1">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eith Butler</meta:initial-creator>
    <dc:date>2023-01-03T16:08:04.274354498</dc:date>
    <meta:creation-date>2023-01-03T15:26:08</meta:creation-date>
    <meta:generator>LibreOffice/7.4.3.2$Linux_X86_64 LibreOffice_project/40$Build-2</meta:generator>
    <meta:keyword/>
    <dc:subject/>
    <dc:title>Game Design Document</dc:title>
    <meta:editing-duration>PT41M34S</meta:editing-duration>
    <meta:editing-cycles>10</meta:editing-cycles>
    <meta:document-statistic meta:table-count="0" meta:image-count="0" meta:object-count="0" meta:page-count="6" meta:paragraph-count="105" meta:word-count="555" meta:character-count="3220" meta:non-whitespace-character-count="2680"/>
    <meta:user-defined meta:name="subtitle">More words</meta:user-defined>
  </office:meta>
</office:document-meta>
</file>